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ter" svg:font-family="inter" style:font-family-generic="system" style:font-pitch="variable"/>
  </office:font-face-decls>
  <office:automatic-styles>
    <style:style style:name="Table1" style:family="table">
      <style:table-properties style:width="7.3472in" fo:margin-left="0.0035in" fo:margin-top="0in" fo:margin-bottom="0in" table:align="left" style:writing-mode="page"/>
    </style:style>
    <style:style style:name="Table1.A" style:family="table-column">
      <style:table-column-properties style:column-width="2.0278in"/>
    </style:style>
    <style:style style:name="Table1.B" style:family="table-column">
      <style:table-column-properties style:column-width="1.0417in"/>
    </style:style>
    <style:style style:name="Table1.C" style:family="table-column">
      <style:table-column-properties style:column-width="4.2778in"/>
    </style:style>
    <style:style style:name="Table1.1" style:family="table-row">
      <style:table-row-properties style:min-row-height="0.406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.2" style:family="table-row">
      <style:table-row-properties style:min-row-height="0.3049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2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/>
    </style:style>
    <style:style style:name="Table1.5" style:family="table-row">
      <style:table-row-properties style:min-row-height="0.4167in" fo:keep-together="auto"/>
    </style:style>
    <style:style style:name="Table1.8" style:family="table-row">
      <style:table-row-properties style:min-row-height="0.2604in" fo:keep-together="auto"/>
    </style:style>
    <style:style style:name="Table1.C8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7.1924in" fo:margin-top="0in" fo:margin-bottom="0in" table:align="center" style:writing-mode="lr-tb"/>
    </style:style>
    <style:style style:name="Table2.A" style:family="table-column">
      <style:table-column-properties style:column-width="1.7458in"/>
    </style:style>
    <style:style style:name="Table2.B" style:family="table-column">
      <style:table-column-properties style:column-width="0.6063in"/>
    </style:style>
    <style:style style:name="Table2.C" style:family="table-column">
      <style:table-column-properties style:column-width="4.8403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1111in" fo:padding-right="0.1111in" fo:padding-top="0.0556in" fo:padding-bottom="0.0556in" fo:border-left="0.25pt solid #000000" fo:border-right="0.1pt solid #000000" fo:border-top="0.1pt solid #000000" fo:border-bottom="0.1pt solid #000000" style:writing-mode="lr-tb"/>
    </style:style>
    <style:style style:name="Table2.B1" style:family="table-cell">
      <style:table-cell-properties fo:padding-left="0.1111in" fo:padding-right="0.1111in" fo:padding-top="0.0556in" fo:padding-bottom="0.0556in" fo:border-left="none" fo:border-right="0.1pt solid #000000" fo:border-top="0.1pt solid #000000" fo:border-bottom="0.1pt solid #000000" style:writing-mode="lr-tb"/>
    </style:style>
    <style:style style:name="Table2.C1" style:family="table-cell">
      <style:table-cell-properties fo:padding-left="0.1111in" fo:padding-right="0.1111in" fo:padding-top="0.0556in" fo:padding-bottom="0.0556in" fo:border-left="none" fo:border-right="0.25pt solid #000000" fo:border-top="0.1pt solid #000000" fo:border-bottom="0.1pt solid #000000" style:writing-mode="lr-tb"/>
    </style:style>
    <style:style style:name="P1" style:family="paragraph" style:parent-style-name="Standard">
      <style:paragraph-properties fo:margin-top="0.1091in" fo:margin-bottom="0.1091in" style:contextual-spacing="false" style:line-height-at-least="0.1945in">
        <style:tab-stops>
          <style:tab-stop style:position="7.5in" style:type="right"/>
        </style:tab-stops>
      </style:paragraph-properties>
      <style:text-properties style:use-window-font-color="true" loext:opacity="0%"/>
    </style:style>
    <style:style style:name="P2" style:family="paragraph" style:parent-style-name="Standard">
      <style:paragraph-properties fo:margin-top="0.1091in" fo:margin-bottom="0.1091in" style:contextual-spacing="false" style:line-height-at-least="0.1945in"/>
      <style:text-properties style:use-window-font-color="true" loext:opacity="0%"/>
    </style:style>
    <style:style style:name="P3" style:family="paragraph" style:parent-style-name="Standard">
      <style:paragraph-properties fo:margin-left="-0.0209in" fo:margin-top="0.2189in" fo:margin-bottom="0.0728in" style:contextual-spacing="false" style:line-height-at-least="0.1945in"/>
      <style:text-properties style:use-window-font-color="true" loext:opacity="0%"/>
    </style:style>
    <style:style style:name="P4" style:family="paragraph" style:parent-style-name="Standard">
      <style:paragraph-properties fo:margin-top="0in" fo:margin-bottom="0.1457in" style:contextual-spacing="false" style:line-height-at-least="0.1945in"/>
      <style:text-properties style:use-window-font-color="true" loext:opacity="0%"/>
    </style:style>
    <style:style style:name="P5" style:family="paragraph" style:parent-style-name="List_20_Paragraph" style:list-style-name="WWNum5">
      <style:paragraph-properties fo:margin-top="0.0728in" fo:margin-bottom="0.0728in" style:contextual-spacing="true" style:line-height-at-least="0.1945in"/>
      <style:text-properties style:use-window-font-color="true" loext:opacity="0%"/>
    </style:style>
    <style:style style:name="P6" style:family="paragraph" style:parent-style-name="Standard">
      <style:paragraph-properties fo:margin-top="0in" fo:margin-bottom="0.1457in" style:contextual-spacing="false" style:line-height-at-least="0.1945in"/>
    </style:style>
    <style:style style:name="P7" style:family="paragraph" style:parent-style-name="List_20_Paragraph" style:list-style-name="WWNum6">
      <style:paragraph-properties fo:margin-top="0.0728in" fo:margin-bottom="0.0728in" style:contextual-spacing="true" style:line-height-at-least="0.1945in"/>
      <style:text-properties style:use-window-font-color="true" loext:opacity="0%"/>
    </style:style>
    <style:style style:name="P8" style:family="paragraph" style:parent-style-name="List_20_Paragraph" style:list-style-name="WWNum6">
      <style:paragraph-properties fo:margin-top="0.0728in" fo:margin-bottom="0.0728in" style:contextual-spacing="true" style:line-height-at-least="0.1945in"/>
    </style:style>
    <style:style style:name="P9" style:family="paragraph" style:parent-style-name="Standard">
      <style:paragraph-properties fo:margin-top="0in" fo:margin-bottom="0in" style:contextual-spacing="false" style:line-height-at-least="0.1945in" fo:text-align="center" style:justify-single-word="false"/>
      <style:text-properties style:use-window-font-color="true" loext:opacity="0%"/>
    </style:style>
    <style:style style:name="P10" style:family="paragraph" style:parent-style-name="Standard">
      <style:paragraph-properties fo:margin-top="0in" fo:margin-bottom="0in" style:contextual-spacing="false" style:line-height-at-least="0.1945in"/>
      <style:text-properties style:use-window-font-color="true" loext:opacity="0%"/>
    </style:style>
    <style:style style:name="P11" style:family="paragraph" style:parent-style-name="Standard">
      <style:paragraph-properties fo:margin-top="0in" fo:margin-bottom="0in" style:contextual-spacing="false" style:line-height-at-least="0.1945in" fo:text-align="end" style:justify-single-word="false"/>
      <style:text-properties style:use-window-font-color="true" loext:opacity="0%"/>
    </style:style>
    <style:style style:name="P12" style:family="paragraph" style:parent-style-name="Standard">
      <style:paragraph-properties style:line-height-at-least="0.1945in"/>
      <style:text-properties style:use-window-font-color="true" loext:opacity="0%" style:font-name="Times New Roman" fo:font-size="11pt" fo:font-weight="bold" style:font-name-asian="inter" style:font-size-asian="11pt" style:font-weight-asian="bold" style:font-name-complex="Times New Roman1"/>
    </style:style>
    <style:style style:name="P13" style:family="paragraph" style:parent-style-name="Standard">
      <style:paragraph-properties fo:margin-top="0in" fo:margin-bottom="0.0835in" style:contextual-spacing="false" style:line-height-at-least="0.1945in" fo:break-before="page"/>
      <style:text-properties style:use-window-font-color="true" loext:opacity="0%"/>
    </style:style>
    <style:style style:name="P14" style:family="paragraph" style:parent-style-name="Standard">
      <loext:graphic-properties draw:fill="solid" draw:fill-color="#f8f8fa"/>
      <style:paragraph-properties style:line-height-at-least="0.1945in" fo:background-color="#f8f8fa"/>
    </style:style>
    <style:style style:name="P15" style:family="paragraph" style:parent-style-name="Standard">
      <style:paragraph-properties fo:margin-top="0.1457in" fo:margin-bottom="0in" style:contextual-spacing="false" style:line-height-at-least="0.1945in"/>
      <style:text-properties style:use-window-font-color="true" loext:opacity="0%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 style:parent-style-name="Standard">
      <style:paragraph-properties fo:margin-top="0in" fo:margin-bottom="0in" style:contextual-spacing="false" style:line-height-at-least="0.1945in" fo:text-align="start" style:justify-single-word="false" fo:orphans="2" fo:widows="2"/>
      <style:text-properties style:use-window-font-color="true" loext:opacity="0%" style:font-name="Georgia" fo:font-size="10.5pt" fo:language="en" fo:country="US" style:letter-kerning="false" style:font-name-asian="Aptos" style:font-size-asian="10.5pt" style:language-asian="en" style:country-asian="US" style:font-name-complex="F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style:line-height-at-least="0.1945in" fo:text-align="start" style:justify-single-word="false" fo:orphans="2" fo:widows="2"/>
      <style:text-properties style:font-name="Georgia" fo:font-size="10.5pt" fo:language="en" fo:country="US" style:letter-kerning="false" style:font-name-asian="Aptos" style:font-size-asian="10.5pt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>
      <style:paragraph-properties style:line-height-at-least="0.1945in"/>
      <style:text-properties style:use-window-font-color="true" loext:opacity="0%" style:font-name="Times New Roman" fo:font-size="11pt" style:font-size-asian="11pt" style:font-name-complex="Times New Roman1"/>
    </style:style>
    <style:style style:name="P20" style:family="paragraph" style:parent-style-name="Standard">
      <style:paragraph-properties style:line-height-at-least="0.1945in"/>
      <style:text-properties style:use-window-font-color="true" loext:opacity="0%"/>
    </style:style>
    <style:style style:name="P21" style:family="paragraph" style:parent-style-name="Standard" style:list-style-name="WWNum4">
      <style:paragraph-properties fo:margin-top="0in" fo:margin-bottom="0.1457in" style:contextual-spacing="false" style:line-height-at-least="0.1945in"/>
    </style:style>
    <style:style style:name="T1" style:family="text">
      <style:text-properties style:font-name="Times New Roman" fo:font-size="12pt" fo:font-weight="bold" style:font-name-asian="inter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4pt" fo:font-weight="bold" style:font-name-asian="inter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1pt" fo:font-weight="bold" style:font-name-asian="inter" style:font-size-asian="11pt" style:font-weight-asian="bold" style:font-name-complex="Times New Roman1"/>
    </style:style>
    <style:style style:name="T4" style:family="text">
      <style:text-properties style:font-name="Times New Roman" fo:font-size="11pt" style:font-name-asian="inter" style:font-size-asian="11pt" style:font-name-complex="Times New Roman1"/>
    </style:style>
    <style:style style:name="T5" style:family="text">
      <style:text-properties style:use-window-font-color="true" loext:opacity="0%" style:font-name="Times New Roman" fo:font-size="11pt" style:font-name-asian="inter" style:font-size-asian="11pt" style:font-name-complex="Times New Roman1"/>
    </style:style>
    <style:style style:name="T6" style:family="text">
      <style:text-properties fo:color="#111111" loext:opacity="100%" style:font-name="Times New Roman" fo:background-color="#f8f8fa" loext:char-shading-value="0" style:font-family-asian="'IBM Plex Mono'" style:font-family-generic-asian="system" style:font-pitch-asian="variable" style:font-name-complex="Times New Roman1"/>
    </style:style>
    <style:style style:name="T7" style:family="text">
      <style:text-properties style:font-name="Times New Roman" fo:font-size="12pt" fo:font-weight="bold" style:font-name-asian="inter" style:font-size-asian="12pt" style:font-weight-asian="bold" style:font-name-complex="Times New Roman1" style:font-size-complex="12pt" style:font-weight-complex="bold"/>
    </style:style>
    <style:style style:name="T8" style:family="text">
      <style:text-properties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4pt" fo:font-weight="bold" style:font-name-asian="inter" style:font-size-asian="14pt" style:font-weight-asian="bold" style:font-name-complex="Times New Roman1" style:font-size-complex="14pt" style:font-weight-complex="bold"/>
    </style:style>
    <style:style style:name="T10" style:family="text">
      <style:text-properties fo:color="#111111" loext:opacity="100%" style:font-name="Times New Roman" style:font-family-asian="'IBM Plex Mono'" style:font-family-generic-asian="system" style:font-pitch-asian="variable" style:font-name-complex="Times New Roman1"/>
    </style:style>
    <style:style style:name="T11" style:family="text">
      <style:text-properties style:use-window-font-color="true" loext:opacity="0%" style:font-name="Times New Roman" fo:background-color="#f8f8fa" loext:char-shading-value="0" style:font-family-asian="'IBM Plex Mono'" style:font-family-generic-asian="system" style:font-pitch-asian="variable" style:font-name-complex="Times New Roman1"/>
    </style:style>
    <style:style style:name="T12" style:family="text">
      <style:text-properties style:use-window-font-color="true" loext:opacity="0%" style:font-name="Times New Roman" fo:font-size="11pt" style:text-underline-style="solid" style:text-underline-width="auto" style:text-underline-color="font-color" style:font-name-asian="inter" style:font-size-asian="11pt" style:font-name-complex="Times New Roman1"/>
    </style:style>
    <style:style style:name="gr1" style:family="graphic">
      <style:graphic-properties draw:stroke="solid" svg:stroke-width="0.0138in" svg:stroke-color="#000000" svg:stroke-opacity="0%" draw:stroke-linejoin="round" svg:stroke-linecap="butt" draw:fill="solid" draw:fill-color="#ffffff" draw:textarea-horizontal-align="center" draw:textarea-vertical-align="top" draw:auto-grow-height="false" fo:padding-top="0.0071in" fo:padding-bottom="0.0071in" fo:padding-left="0.0071in" fo:padding-right="0.0071in" fo:wrap-option="wrap" loext:decorative="false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: _________________________<text:tab/>Date: ____________</text:span></text:p>
      <text:p text:style-name="P2"><text:span text:style-name="T2">Programming Assignment: Union-Find for Classroom Groups</text:span></text:p>
      <text:p text:style-name="P3"><text:span text:style-name="T3">Assignment Description</text:span></text:p>
      <text:p text:style-name="P4"><text:span text:style-name="T4">Create a Union-Find data structure in Java to represent classrooms 100 through 112. Initialize each classroom in its own set, then perform unions to create these disjoint sets:</text:span></text:p>
      <text:list text:style-name="WWNum5">
        <text:list-item>
          <text:p text:style-name="P5"><text:span text:style-name="T4">{100}</text:span></text:p>
        </text:list-item>
        <text:list-item>
          <text:p text:style-name="P5"><text:span text:style-name="T4">{101, 102}</text:span></text:p>
        </text:list-item>
        <text:list-item>
          <text:p text:style-name="P5"><text:span text:style-name="T4">{104, 105, 106, 108}</text:span></text:p>
        </text:list-item>
        <text:list-item>
          <text:p text:style-name="P5"><text:span text:style-name="T4">{109, 110, 111, 112}</text:span></text:p>
        </text:list-item>
      </text:list>
      <text:p text:style-name="P6"><text:span text:style-name="T5">Implement the </text:span><text:span text:style-name="Verbatim_20_Char"><text:span text:style-name="T6">find</text:span></text:span><text:span text:style-name="T5"> and </text:span><text:span text:style-name="Verbatim_20_Char"><text:span text:style-name="T6">union</text:span></text:span><text:span text:style-name="T5"> methods using arrays for efficient set management. Test the </text:span><text:span text:style-name="Verbatim_20_Char"><text:span text:style-name="T6">find</text:span></text:span><text:span text:style-name="T5"> method to verify classroom groupings.</text:span></text:p>
      <text:p text:style-name="P3"><text:span text:style-name="T3">Directions</text:span></text:p>
      <text:list text:style-name="WWNum6">
        <text:list-item>
          <text:p text:style-name="P7"><text:span text:style-name="T4">Use arrays to implement Union-Find for classrooms 100 to 112 (13 elements).</text:span></text:p>
        </text:list-item>
        <text:list-item>
          <text:p text:style-name="P7"><text:span text:style-name="T4">Map classroom numbers to array indices (e.g., classroom 100 → index 0).</text:span></text:p>
        </text:list-item>
        <text:list-item>
          <text:p text:style-name="P7"><text:span text:style-name="T4">Implement methods:</text:span></text:p>
          <text:list>
            <text:list-item>
              <text:p text:style-name="P8"><text:span text:style-name="Verbatim_20_Char"><text:span text:style-name="T6">find(int x)</text:span></text:span><text:span text:style-name="T5">: Returns the root of the set containing </text:span><text:span text:style-name="Verbatim_20_Char"><text:span text:style-name="T6">x</text:span></text:span><text:span text:style-name="T5"> with path compression.</text:span></text:p>
            </text:list-item>
            <text:list-item>
              <text:p text:style-name="P8"><text:span text:style-name="Verbatim_20_Char"><text:span text:style-name="T6">union(int x, int y)</text:span></text:span><text:span text:style-name="T5">: Merges sets containing </text:span><text:span text:style-name="Verbatim_20_Char"><text:span text:style-name="T6">x</text:span></text:span><text:span text:style-name="T5"> and </text:span><text:span text:style-name="Verbatim_20_Char"><text:span text:style-name="T6">y</text:span></text:span><text:span text:style-name="T5"> using rank-based union.</text:span></text:p>
            </text:list-item>
          </text:list>
        </text:list-item>
        <text:list-item>
          <text:p text:style-name="P7"><text:span text:style-name="T4">Perform unions to form the specified groups above.</text:span></text:p>
        </text:list-item>
        <text:list-item>
          <text:p text:style-name="P7"><text:span text:style-name="T4">Provide a method to print classroom groups, converting array indices back to classroom numbers.</text:span></text:p>
        </text:list-item>
        <text:list-item>
          <text:p text:style-name="P8"><text:span text:style-name="T5">In </text:span><text:span text:style-name="Verbatim_20_Char"><text:span text:style-name="T6">main</text:span></text:span><text:span text:style-name="T5">, initialize, perform unions, print sets before and after, and test </text:span><text:span text:style-name="Verbatim_20_Char"><text:span text:style-name="T6">find</text:span></text:span><text:span text:style-name="T5"> on classrooms 100, 101, 106, 108, 111.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7">Criteria</text:span></text:p>
          </table:table-cell>
          <table:table-cell table:style-name="Table1.B1" office:value-type="string">
            <text:p text:style-name="P9"><text:span text:style-name="T8">Points</text:span></text:p>
          </table:table-cell>
          <table:table-cell table:style-name="Table1.B1" office:value-type="string">
            <text:p text:style-name="P9"><text:span text:style-name="T7">Description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4">Array initialization</text:span></text:p>
          </table:table-cell>
          <table:table-cell table:style-name="Table1.B2" office:value-type="string">
            <text:p text:style-name="P9"><text:span text:style-name="T4">_____/15</text:span></text:p>
          </table:table-cell>
          <table:table-cell table:style-name="Table1.B2" office:value-type="string">
            <text:p text:style-name="P10"><text:span text:style-name="T4">Correct arrays initialized for classrooms 100 - 112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4">Implementation of find</text:span></text:p>
          </table:table-cell>
          <table:table-cell table:style-name="Table1.B2" office:value-type="string">
            <text:p text:style-name="P9"><text:span text:style-name="T4">_____/25</text:span></text:p>
          </table:table-cell>
          <table:table-cell table:style-name="Table1.B2" office:value-type="string">
            <text:p text:style-name="P10"><text:span text:style-name="T4">Efficient path compression, returns correct root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4">Implementation of union</text:span></text:p>
          </table:table-cell>
          <table:table-cell table:style-name="Table1.B2" office:value-type="string">
            <text:p text:style-name="P9"><text:span text:style-name="T4">_____/25</text:span></text:p>
          </table:table-cell>
          <table:table-cell table:style-name="Table1.B2" office:value-type="string">
            <text:p text:style-name="P10"><text:span text:style-name="T4">Correct union by rank or size, merges sets correctly</text:span></text:p>
          </table:table-cell>
        </table:table-row>
        <table:table-row table:style-name="Table1.5">
          <table:table-cell table:style-name="Table1.A2" office:value-type="string">
            <text:p text:style-name="P10"><text:span text:style-name="T4">Unions created as specified</text:span></text:p>
          </table:table-cell>
          <table:table-cell table:style-name="Table1.B2" office:value-type="string">
            <text:p text:style-name="P9"><text:span text:style-name="T4">_____/20</text:span></text:p>
          </table:table-cell>
          <table:table-cell table:style-name="Table1.B2" office:value-type="string">
            <text:p text:style-name="P10"><text:span text:style-name="T4">Unions produce {100}, {101,102}, {104,105,106,108}, {109,110,111,112}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4">Output correctness</text:span></text:p>
          </table:table-cell>
          <table:table-cell table:style-name="Table1.B2" office:value-type="string">
            <text:p text:style-name="P9"><text:span text:style-name="T4">_____/10</text:span></text:p>
          </table:table-cell>
          <table:table-cell table:style-name="Table1.B2" office:value-type="string">
            <text:p text:style-name="P10"><text:span text:style-name="T4">Sets printed correctly before and after unions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4">Testing of find method</text:span></text:p>
          </table:table-cell>
          <table:table-cell table:style-name="Table1.B2" office:value-type="string">
            <text:p text:style-name="P9"><text:span text:style-name="T4">_____/5</text:span></text:p>
          </table:table-cell>
          <table:table-cell table:style-name="Table1.B2" office:value-type="string">
            <text:p text:style-name="P10"><text:span text:style-name="T4">Proper find results for sample classrooms</text:span></text:p>
          </table:table-cell>
        </table:table-row>
        <table:table-row table:style-name="Table1.8">
          <table:table-cell table:style-name="Table1.A2" office:value-type="string">
            <text:p text:style-name="P11"><text:span text:style-name="T9">Total Points</text:span></text:p>
          </table:table-cell>
          <table:table-cell table:style-name="Table1.B2" office:value-type="string">
            <text:p text:style-name="P9"><text:span text:style-name="T9">_____/ 100</text:span></text:p>
          </table:table-cell>
          <table:table-cell table:style-name="Table1.C8" office:value-type="string">
            <text:p text:style-name="P10"><text:span text:style-name="T4"> </text:span></text:p>
          </table:table-cell>
        </table:table-row>
      </table:table>
      <text:p text:style-name="P12"/>
      <text:p text:style-name="P13"><text:span text:style-name="T3">Solution File</text:span></text:p>
      <text:p text:style-name="P14"><text:span text:style-name="Verbatim_20_Char"><text:span text:style-name="T10">public class ClassroomUnionFind {<text:line-break/> <text:s text:c="3"/>private int[] parent;<text:line-break/> <text:s text:c="3"/>private int[] rank;<text:line-break/><text:line-break/> <text:s text:c="3"/>public ClassroomUnionFind(int size) {<text:line-break/> <text:s text:c="7"/>parent = new int[size];<text:line-break/> <text:s text:c="7"/>rank = new int[size];<text:line-break/> <text:s text:c="7"/>for (int i = 0; i &lt; size; i++) {<text:line-break/> <text:s text:c="11"/>parent[i] = i;<text:line-break/> <text:s text:c="11"/>rank[i] = 0;<text:line-break/> <text:s text:c="7"/>}<text:line-break/> <text:s text:c="3"/>}<text:line-break/><text:line-break/> <text:s text:c="3"/>public int find(int x) {<text:line-break/> <text:s text:c="7"/>if (parent[x] != x) {<text:line-break/> <text:s text:c="11"/>parent[x] = find(parent[x]);<text:line-break/> <text:s text:c="7"/>}<text:line-break/> <text:s text:c="7"/>return parent[x];<text:line-break/> <text:s text:c="3"/>}<text:line-break/><text:line-break/> <text:s text:c="3"/>public void union(int x, int y) {<text:line-break/> <text:s text:c="7"/>int rootX = find(x);<text:line-break/> <text:s text:c="7"/>int rootY = find(y);<text:line-break/><text:line-break/> <text:s text:c="7"/>if (rootX != rootY) {<text:line-break/> <text:s text:c="11"/>if (rank[rootX] &lt; rank[rootY]) {<text:line-break/> <text:s text:c="15"/>parent[rootX] = rootY;<text:line-break/> <text:s text:c="11"/>} else if (rank[rootX] &gt; rank[rootY]) {<text:line-break/> <text:s text:c="15"/>parent[rootY] = rootX;<text:line-break/> <text:s text:c="11"/>} else {<text:line-break/> <text:s text:c="15"/>parent[rootY] = rootX;<text:line-break/> <text:s text:c="15"/>rank[rootX]++;<text:line-break/> <text:s text:c="11"/>}<text:line-break/> <text:s text:c="7"/>}<text:line-break/> <text:s text:c="3"/>}<text:line-break/><text:line-break/> <text:s text:c="3"/>public void printSets() {<text:line-break/> <text:s text:c="7"/>StringBuilder[] sets = new StringBuilder[parent.length];<text:line-break/> <text:s text:c="7"/>for (int i = 0; i &lt; sets.length; i++) {<text:line-break/> <text:s text:c="11"/>sets[i] = new StringBuilder();<text:line-break/> <text:s text:c="7"/>}<text:line-break/> <text:s text:c="7"/>for (int i = 0; i &lt; parent.length; i++) {<text:line-break/> <text:s text:c="11"/>int root = find(i);<text:line-break/> <text:s text:c="11"/>sets[root].append(i + 100).append(" ");<text:line-break/> <text:s text:c="7"/>}<text:line-break/> <text:s text:c="7"/>for (StringBuilder set : sets) {<text:line-break/> <text:s text:c="11"/>if (set.length() &gt; 0) {<text:line-break/> <text:s text:c="15"/>System.out.println(set.toString());<text:line-break/> <text:s text:c="11"/>}<text:line-break/> <text:s text:c="7"/>}<text:line-break/> <text:s text:c="3"/>}<text:line-break/></text:span></text:span><text:soft-page-break/><text:span text:style-name="Verbatim_20_Char"><text:span text:style-name="T10"><text:line-break/> <text:s text:c="3"/>public static void main(String[] args) {<text:line-break/> <text:s text:c="7"/>int classrooms = 13; // 100 to 112<text:line-break/> <text:s text:c="7"/>ClassroomUnionFind cu = new ClassroomUnionFind(classrooms);<text:line-break/><text:line-break/> <text:s text:c="7"/>System.out.println("Original sets:");<text:line-break/> <text:s text:c="7"/>cu.printSets();<text:line-break/><text:line-break/> <text:s text:c="7"/>cu.union(1, 2); // 101 and 102<text:line-break/> <text:s text:c="7"/>cu.union(4, 5); // 104 and 105<text:line-break/> <text:s text:c="7"/>cu.union(4, 6); // 104 and 106<text:line-break/> <text:s text:c="7"/>cu.union(4, 8); // 104 and 108<text:line-break/> <text:s text:c="7"/>cu.union(9, 10); // 109 and 110<text:line-break/> <text:s text:c="7"/>cu.union(10, 11); // 110 and 111<text:line-break/> <text:s text:c="7"/>cu.union(11, 12); // 111 and 112<text:line-break/><text:line-break/> <text:s text:c="7"/>System.out.println("\nSets after unions:");<text:line-break/> <text:s text:c="7"/>cu.printSets();<text:line-break/><text:line-break/> <text:s text:c="7"/>System.out.println("\nFind method tests:");<text:line-break/> <text:s text:c="7"/>int[] testClassrooms = {0, 1, 6, 8, 11}; // 100,101,106,108,111<text:line-break/> <text:s text:c="7"/>for (int classroom : testClassrooms) {<text:line-break/> <text:s text:c="11"/>System.out.println("Classroom " + (classroom + 100) + " is in set rooted at " + (cu.find(classroom) + 100));<text:line-break/> <text:s text:c="7"/>}<text:line-break/> <text:s text:c="3"/>}<text:line-break/>}<text:line-break/></text:span></text:span></text:p>
      <text:p text:style-name="P15"><draw:rect text:anchor-type="as-char" draw:z-index="0" draw:style-name="gr1" draw:text-style-name="P16" svg:width="6.6043in" svg:height="0.0012in"><text:p/></draw:rect></text:p>
      <text:p text:style-name="P2"><text:span text:style-name="T3">Grading Rubric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7"><text:span text:style-name="T4">Criteria</text:span></text:p>
          </table:table-cell>
          <table:table-cell table:style-name="Table2.B1" office:value-type="string">
            <text:p text:style-name="P17"><text:span text:style-name="T4">Points</text:span></text:p>
          </table:table-cell>
          <table:table-cell table:style-name="Table2.C1" office:value-type="string">
            <text:p text:style-name="P17"><text:span text:style-name="T4">Description</text:span></text:p>
          </table:table-cell>
        </table:table-row>
        <table:table-row table:style-name="Table2.1">
          <table:table-cell table:style-name="Table2.A1" office:value-type="string">
            <text:p text:style-name="P17"><text:span text:style-name="T4">Initialization of arrays</text:span></text:p>
          </table:table-cell>
          <table:table-cell table:style-name="Table2.B1" office:value-type="string">
            <text:p text:style-name="P17"><text:span text:style-name="T4">15</text:span></text:p>
          </table:table-cell>
          <table:table-cell table:style-name="Table2.C1" office:value-type="string">
            <text:p text:style-name="P17"><text:span text:style-name="T4">Correct arrays initialized for classrooms 100 - 112</text:span></text:p>
          </table:table-cell>
        </table:table-row>
        <table:table-row table:style-name="Table2.1">
          <table:table-cell table:style-name="Table2.A1" office:value-type="string">
            <text:p text:style-name="P18"><text:span text:style-name="T5">Implementation of </text:span><text:span text:style-name="Verbatim_20_Char"><text:span text:style-name="T6">find</text:span></text:span></text:p>
          </table:table-cell>
          <table:table-cell table:style-name="Table2.B1" office:value-type="string">
            <text:p text:style-name="P17"><text:span text:style-name="T4">25</text:span></text:p>
          </table:table-cell>
          <table:table-cell table:style-name="Table2.C1" office:value-type="string">
            <text:p text:style-name="P17"><text:span text:style-name="T4">Efficient path compression, returns correct root</text:span></text:p>
          </table:table-cell>
        </table:table-row>
        <table:table-row table:style-name="Table2.1">
          <table:table-cell table:style-name="Table2.A1" office:value-type="string">
            <text:p text:style-name="P18"><text:span text:style-name="T5">Implementation of </text:span><text:span text:style-name="Verbatim_20_Char"><text:span text:style-name="T6">union</text:span></text:span></text:p>
          </table:table-cell>
          <table:table-cell table:style-name="Table2.B1" office:value-type="string">
            <text:p text:style-name="P17"><text:span text:style-name="T4">25</text:span></text:p>
          </table:table-cell>
          <table:table-cell table:style-name="Table2.C1" office:value-type="string">
            <text:p text:style-name="P17"><text:span text:style-name="T4">Correct union by rank or size, merges sets correctly</text:span></text:p>
          </table:table-cell>
        </table:table-row>
        <table:table-row table:style-name="Table2.1">
          <table:table-cell table:style-name="Table2.A1" office:value-type="string">
            <text:p text:style-name="P17"><text:span text:style-name="T4">Correctness of unions</text:span></text:p>
          </table:table-cell>
          <table:table-cell table:style-name="Table2.B1" office:value-type="string">
            <text:p text:style-name="P17"><text:span text:style-name="T4">20</text:span></text:p>
          </table:table-cell>
          <table:table-cell table:style-name="Table2.C1" office:value-type="string">
            <text:p text:style-name="P17"><text:span text:style-name="T4">Unions produce {100}, {101,102}, {104,105,106,108}, {109,110,111,112}</text:span></text:p>
          </table:table-cell>
        </table:table-row>
        <table:table-row table:style-name="Table2.1">
          <table:table-cell table:style-name="Table2.A1" office:value-type="string">
            <text:p text:style-name="P17"><text:span text:style-name="T4">Output correctness</text:span></text:p>
          </table:table-cell>
          <table:table-cell table:style-name="Table2.B1" office:value-type="string">
            <text:p text:style-name="P17"><text:span text:style-name="T4">10</text:span></text:p>
          </table:table-cell>
          <table:table-cell table:style-name="Table2.C1" office:value-type="string">
            <text:p text:style-name="P17"><text:span text:style-name="T4">Sets printed correctly before and after unions</text:span></text:p>
          </table:table-cell>
        </table:table-row>
        <table:table-row table:style-name="Table2.1">
          <table:table-cell table:style-name="Table2.A1" office:value-type="string">
            <text:p text:style-name="P17"><text:span text:style-name="T4">Testing correctness</text:span></text:p>
          </table:table-cell>
          <table:table-cell table:style-name="Table2.B1" office:value-type="string">
            <text:p text:style-name="P17"><text:span text:style-name="T4">5</text:span></text:p>
          </table:table-cell>
          <table:table-cell table:style-name="Table2.C1" office:value-type="string">
            <text:p text:style-name="P18"><text:span text:style-name="T5">Proper </text:span><text:span text:style-name="Verbatim_20_Char"><text:span text:style-name="T11">find</text:span></text:span><text:span text:style-name="T5"> results for sample classrooms</text:span></text:p>
          </table:table-cell>
        </table:table-row>
      </table:table>
      <text:p text:style-name="P19"/>
      <text:p text:style-name="P15"><draw:rect text:anchor-type="as-char" draw:z-index="1" draw:style-name="gr1" draw:text-style-name="P16" svg:width="6.6043in" svg:height="0.0012in"><text:p/></draw:rect></text:p>
      <text:p text:style-name="P6"><text:span text:style-name="T5">This format can be saved as separate printable </text:span><text:span text:style-name="Verbatim_20_Char"><text:span text:style-name="T11">.docx</text:span></text:span><text:span text:style-name="T5"> or </text:span><text:span text:style-name="Verbatim_20_Char"><text:span text:style-name="T11">.pdf</text:span></text:span><text:span text:style-name="T5"> files for assignment, solution, and rubric.</text:span></text:p>
      <text:p text:style-name="P4"><text:span text:style-name="T4">Would you prefer downloadable Word or PDF files for these? Or both?<text:line-break/></text:span></text:p>
      <text:p text:style-name="P20"><text:span text:style-name="T4">⁂</text:span></text:p>
      <text:p text:style-name="P15"><draw:rect text:anchor-type="as-char" draw:z-index="2" draw:style-name="gr1" draw:text-style-name="P16" svg:width="6.6043in" svg:height="0.0012in"><text:p/></draw:rect><text:bookmark-start text:name="fn1"/></text:p>
      <text:list text:style-name="WWNum4">
        <text:list-item>
          <text:p text:style-name="P21"><text:a xlink:type="simple" xlink:href="https://ironpdf.com/java/blog/using-ironpdf-for-java/java-create-pdf-from-template-tutorial/" text:style-name="ListLabel_20_55" text:visited-style-name="ListLabel_20_55"><text:bookmark-end text:name="fn1"/><text:span text:style-name="T12">https://ironpdf.com/java/blog/using-ironpdf-for-java/java-create-pdf-from-template-tutorial/</text:span></text:a><text:span text:style-name="T5"> </text:span><text:bookmark-start text:name="fn2"/></text:p>
        </text:list-item>
        <text:list-item>
          <text:p text:style-name="P21"><text:a xlink:type="simple" xlink:href="https://www.lansdalecatholic.com/apps/classes/979049/assignments/" text:style-name="ListLabel_20_55" text:visited-style-name="ListLabel_20_55"><text:bookmark-end text:name="fn2"/><text:soft-page-break/><text:span text:style-name="T12">https://www.lansdalecatholic.com/apps/classes/979049/assignments/</text:span></text:a><text:span text:style-name="T5"> </text:span><text:bookmark-start text:name="fn3"/></text:p>
        </text:list-item>
        <text:list-item>
          <text:p text:style-name="P21"><text:a xlink:type="simple" xlink:href="https://www.youtube.com/watch?v=6WYJLkd3R9M" text:style-name="ListLabel_20_55" text:visited-style-name="ListLabel_20_55"><text:bookmark-end text:name="fn3"/><text:span text:style-name="T12">https://www.youtube.com/watch?v=6WYJLkd3R9M</text:span></text:a><text:span text:style-name="T5"> </text:span><text:bookmark-start text:name="fn4"/></text:p>
        </text:list-item>
        <text:list-item>
          <text:p text:style-name="P21"><text:a xlink:type="simple" xlink:href="https://www.embeddedsystemonline.com/programming-languages/java/java-programming-assignment-1" text:style-name="ListLabel_20_55" text:visited-style-name="ListLabel_20_55"><text:bookmark-end text:name="fn4"/><text:span text:style-name="T12">https://www.embeddedsystemonline.com/programming-languages/java/java-programming-assignment-1</text:span></text:a><text:span text:style-name="T5"> </text:span><text:bookmark-start text:name="fn5"/></text:p>
        </text:list-item>
        <text:list-item>
          <text:p text:style-name="P21"><text:a xlink:type="simple" xlink:href="https://java-programming.mooc.fi/part-1/2-printing/" text:style-name="ListLabel_20_55" text:visited-style-name="ListLabel_20_55"><text:bookmark-end text:name="fn5"/><text:span text:style-name="T12">https://java-programming.mooc.fi/part-1/2-printing/</text:span></text:a><text:span text:style-name="T5"> </text:span><text:bookmark-start text:name="fn6"/></text:p>
        </text:list-item>
        <text:list-item>
          <text:p text:style-name="P21"><text:a xlink:type="simple" xlink:href="https://jotterpad.app/app/templates/programming-assignment-md" text:style-name="ListLabel_20_55" text:visited-style-name="ListLabel_20_55"><text:bookmark-end text:name="fn6"/><text:span text:style-name="T12">https://jotterpad.app/app/templates/programming-assignment-md</text:span></text:a><text:span text:style-name="T5"> </text:span><text:bookmark-start text:name="fn7"/></text:p>
        </text:list-item>
        <text:list-item>
          <text:p text:style-name="P21"><text:a xlink:type="simple" xlink:href="https://stackoverflow.com/questions/209987/code-template-generator-for-java" text:style-name="ListLabel_20_55" text:visited-style-name="ListLabel_20_55"><text:bookmark-end text:name="fn7"/><text:span text:style-name="T12">https://stackoverflow.com/questions/209987/code-template-generator-for-java</text:span></text:a><text:span text:style-name="T5"> </text:span><text:bookmark-start text:name="fn8"/></text:p>
        </text:list-item>
        <text:list-item>
          <text:p text:style-name="P21"><text:a xlink:type="simple" xlink:href="https://www2.cs.arizona.edu/~mccann/develop_java.html" text:style-name="ListLabel_20_55" text:visited-style-name="ListLabel_20_55"><text:bookmark-end text:name="fn8"/><text:span text:style-name="T12">https://www2.cs.arizona.edu/~mccann/develop_java.html</text:span></text:a><text:span text:style-name="T5"> </text:span><text:bookmark-start text:name="fn9"/></text:p>
        </text:list-item>
        <text:list-item>
          <text:p text:style-name="P21"><text:a xlink:type="simple" xlink:href="https://codehs.com/tutorial/evelyn/printing-in-java" text:style-name="ListLabel_20_55" text:visited-style-name="ListLabel_20_55"><text:bookmark-end text:name="fn9"/><text:span text:style-name="T12">https://codehs.com/tutorial/evelyn/printing-in-java</text:span></text:a><text:span text:style-name="T5"> </text:span><text:bookmark-start text:name="fn10"/></text:p>
        </text:list-item>
        <text:list-item>
          <text:p text:style-name="P21"><text:a xlink:type="simple" xlink:href="https://stackoverflow.com/questions/3400493/how-to-generate-printable-and-savable-forms-with-java" text:style-name="ListLabel_20_55" text:visited-style-name="ListLabel_20_55"><text:bookmark-end text:name="fn10"/><text:span text:style-name="T12">https://stackoverflow.com/questions/3400493/how-to-generate-printable-and-savable-forms-with-java</text:span></text:a><text:span text:style-name="T5"> 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ter" svg:font-family="int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Georgia" fo:font-size="10.5pt" fo:language="en" fo:country="US" style:letter-kerning="false" style:font-name-asian="Aptos" style:font-size-asian="10.5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Georgia" fo:font-size="10.5pt" fo:language="en" fo:country="US" style:letter-kerning="false" style:font-name-asian="Aptos" style:font-size-asian="10.5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style:line-height-at-least="0.1665in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0835in" style:contextual-spacing="true"/>
    </style:style>
    <style:style style:name="Default_20_Paragraph_20_Font" style:display-name="Default Paragraph Font" style:family="text"/>
    <style:style style:name="Verbatim_20_Char" style:display-name="Verbatim Char" style:family="text">
      <style:text-properties style:font-name="Consolas" fo:font-family="Consolas" style:font-family-generic="roman" style:font-pitch="variable" fo:font-size="11pt" style:font-size-asian="11pt"/>
    </style:style>
    <style:style style:name="ListLabel_20_1" style:display-name="ListLabel 1" style:family="text">
      <style:text-properties style:font-name="Georgia" fo:font-family="Georgia" style:font-family-generic="roman" style:font-pitch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Georgia" fo:font-family="Georgia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Georgia" fo:font-family="Georgia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Georgia" fo:font-family="Georgia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 fo:font-size="11pt" style:text-underline-style="solid" style:text-underline-width="auto" style:text-underline-color="font-color" style:font-name-asian="inter" style:font-family-asian="inter" style:font-family-generic-asian="system" style:font-pitch-asian="variable" style:font-size-asian="11pt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fo:font-family="Symbol" style:font-charset="x-symbol"/>
      </text:list-level-style-bullet>
      <text:list-level-style-number text:level="2" text:style-name="ListLabel_20_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number text:level="3" text:style-name="ListLabel_20_1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</text:list-level-style-number>
      <text:list-level-style-number text:level="2" text:style-name="ListLabel_20_2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252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3in" fo:margin-left="0.5in" fo:margin-right="0.5in" style:writing-mode="lr-tb" style:layout-grid-color="#c0c0c0" style:layout-grid-lines="51" style:layout-grid-base-height="0.1984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tml-to-docx</meta:initial-creator>
    <meta:keyword>html-to-docx</meta:keyword>
    <meta:editing-cycles>3</meta:editing-cycles>
    <meta:creation-date>2025-10-01T15:48:00</meta:creation-date>
    <dc:date>2025-10-03T10:19:32.251840011</dc:date>
    <meta:editing-duration>PT16M21S</meta:editing-duration>
    <meta:generator>LibreOffice/25.2.3.2$Linux_X86_64 LibreOffice_project/520$Build-2</meta:generator>
    <meta:document-statistic meta:table-count="2" meta:image-count="0" meta:object-count="0" meta:page-count="4" meta:paragraph-count="82" meta:word-count="643" meta:character-count="5273" meta:non-whitespace-character-count="4143"/>
    <meta:user-defined meta:name="AppVersion">16.0000</meta:user-defined>
    <meta:template xlink:type="simple" xlink:actuate="onRequest" xlink:title="Normal.dotm" xlink:href=""/>
  </office:meta>
</office:document-meta>
</file>